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72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2)">
            <text:p>sn(18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8T09:07:02.14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8T09:07:02.14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8T09:07:02.14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8T09:07:02.14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00(or,80)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6_18-29-57_000.jpg</text:p>
          </table:table-cell>
          <table:table-cell table:style-name="ce24" office:value-type="date" office:date-value="2020-02-27T09:22:13.23">
            <text:p>2020/2/27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7_18-36-56_000.jpg</text:p>
          </table:table-cell>
          <table:table-cell table:style-name="ce24" office:value-type="date" office:date-value="2020-02-28T09:06:26.98">
            <text:p>2020/2/28 9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8T09:07:04.02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1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1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1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2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2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5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63.203cm" draw:caption-point-x="-1.353cm" draw:caption-point-y="2.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5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45];6;2)">
            <text:p/>
          </table:table-cell>
          <table:table-cell office:value-type="string">
            <text:p>2019-09-30_18-28-44_000.jpg</text:p>
          </table:table-cell>
          <table:table-cell table:formula="of:=MID([.K24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4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5" table:number-rows-repeated="1048327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8T09:07:04.21">
            <text:p>2020/2/28 9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3cm" draw:caption-point-x="-1.353cm" draw:caption-point-y="2.45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8T09:07:04.29">
            <text:p>2020/2/28 9:07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53.383cm" draw:caption-point-x="-1.353cm" draw:caption-point-y="2.45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5" table:number-rows-repeated="18">
          <table:table-cell table:number-columns-repeated="1022"/>
        </table:table-row>
        <table:table-row table:style-name="ro5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5" table:number-rows-repeated="1048460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2)">
            <text:p>sn(182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8T09:07:03.3">
            <text:p>2020/2/28 9:07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2)">
            <text:p>sn(182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8T09:07:03.3">
            <text:p>2020/2/28 9:07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number-columns-repeated="2"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8T09:07:03.3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 table:number-rows-repeated="104855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8T09:07:03.3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2)">
            <text:p>sn(182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8T09:07:04.73">
            <text:p>2020/2/28 9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1cm" draw:caption-point-x="-1.353cm" draw:caption-point-y="2.25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8T09:07:03.33">
            <text:p>2020/2/28 9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2)">
            <text:p>sn(182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8T09:07:04.9">
            <text:p>2020/2/28 9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91cm" draw:caption-point-x="-1.353cm" draw:caption-point-y="2.258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/02/28</text:date>, <text:time>09:07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8T09:07:03.22</dc:date>
    <dc:creator>iwabuchi ken</dc:creator>
    <meta:editing-duration>P7DT4H45M55S</meta:editing-duration>
    <meta:editing-cycles>702</meta:editing-cycles>
    <meta:generator>OpenOffice/4.1.3$Win32 OpenOffice.org_project/413m1$Build-9783</meta:generator>
    <meta:document-statistic meta:table-count="10" meta:cell-count="5149" meta:object-count="0"/>
    <meta:user-defined meta:name="sheets-banding"/>
    <meta:user-defined meta:name="sheets-original-selection"/>
  </office:meta>
</office:document-meta>
</file>